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Verdana1"/>
    </style:style>
    <style:style style:name="T1" style:family="text">
      <style:text-properties fo:color="#800000" style:font-name="Verdana1"/>
    </style:style>
    <style:style style:name="T2" style:family="text">
      <style:text-properties fo:color="#800000" style:font-name="Verdana1" fo:font-weight="bold"/>
    </style:style>
    <style:style style:name="T3" style:family="text">
      <style:text-properties fo:color="#800000" style:font-name="Verdana1" fo:font-size="13.5pt"/>
    </style:style>
    <style:style style:name="T4" style:family="text">
      <style:text-properties fo:color="#800000" style:font-name="Verdana1" fo:font-size="10pt"/>
    </style:style>
    <style:style style:name="T5" style:family="text">
      <style:text-properties fo:color="#800000" style:font-name="Verdana1" fo:font-size="14pt"/>
    </style:style>
    <style:style style:name="T6" style:family="text">
      <style:text-properties style:font-name="Verdana1"/>
    </style:style>
    <style:style style:name="T7" style:family="text">
      <style:text-properties style:font-name="Verdana1" fo:font-weight="bold"/>
    </style:style>
    <style:style style:name="T8" style:family="text">
      <style:text-properties style:font-name="Verdana1" fo:font-weight="bold" style:font-weight-asian="bold" style:font-weight-complex="bold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66" style:font-name="Verdana1" fo:font-size="10.5pt"/>
    </style:style>
    <style:style style:name="T12" style:family="text">
      <style:text-properties fo:font-size="10pt"/>
    </style:style>
    <style:style style:name="T13" style:family="text">
      <style:text-properties fo:color="#008000" style:font-name="Verdana1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0">Chicken Salad Sandwiches </text:span><text:line-break/>Crystal Miller<text:line-break/><text:line-break/>Take a couple of handfuls of chicken meat (I am guessing 2 cups, maybe a bit more??) and put this through a food processor or chop with a knife until finely chopped. Add mayonnaise, salt and pepper to it until it is moist like tuna salad.  Use this just as you would tuna salad.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9:07:53.82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2" meta:word-count="59" meta:character-count="321"/>
  </office:meta>
</office:document-meta>
</file>